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family="Ubuntu" style:font-family-generic="swiss" style:font-pitch="variable" fo:font-size="16pt" style:font-size-asian="16pt" style:font-size-complex="16pt"/>
    </style:style>
    <style:style style:name="P2" style:family="paragraph">
      <style:paragraph-properties fo:text-align="center"/>
      <style:text-properties fo:font-family="Ubuntu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Ubuntu" style:font-family-generic="swiss" style:font-pitch="variable" fo:font-size="16pt" style:font-size-asian="16pt" style:font-size-complex="16pt"/>
    </style:style>
    <style:style style:name="T2" style:family="text">
      <style:text-properties fo:font-family="Ubuntu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2" draw:layer="layout" svg:width="3.75cm" svg:height="1.136cm" svg:x="22.25cm" svg:y="3.409cm">
          <text:p text:style-name="P1"><text:span text:style-name="T1">Food Factory</text:span></text:p>
        </draw:rect>
        <draw:ellipse draw:style-name="gr2" draw:text-style-name="P2" draw:id="id1" draw:layer="layout" svg:width="4.473cm" svg:height="1.136cm" svg:x="15cm" svg:y="1.5cm">
          <text:p text:style-name="P2"><text:span text:style-name="T2">Input Component</text:span></text:p>
        </draw:ellipse>
        <draw:connector draw:style-name="gr3" draw:text-style-name="P3" draw:layer="layout" draw:type="curve" svg:x1="19.473cm" svg:y1="2.068cm" svg:x2="22.25cm" svg:y2="3.977cm" draw:start-shape="id1" draw:start-glue-point="1" draw:end-shape="id2" svg:d="m19473 2068c2083 0 695 1909 2777 1909">
          <text:p/>
        </draw:connector>
        <draw:ellipse draw:style-name="gr2" draw:text-style-name="P2" draw:id="id3" draw:layer="layout" svg:width="4.473cm" svg:height="1.136cm" svg:x="15cm" svg:y="3.409cm">
          <text:p text:style-name="P2"><text:span text:style-name="T2">Processing Component</text:span></text:p>
        </draw:ellipse>
        <draw:connector draw:style-name="gr3" draw:text-style-name="P3" draw:layer="layout" draw:type="curve" svg:x1="19.473cm" svg:y1="3.977cm" svg:x2="22.25cm" svg:y2="3.977cm" draw:start-shape="id3" draw:start-glue-point="1" draw:end-shape="id2" draw:end-glue-point="3" svg:d="m19473 3977h2777">
          <text:p/>
        </draw:connector>
        <draw:ellipse draw:style-name="gr2" draw:text-style-name="P2" draw:id="id4" draw:layer="layout" svg:width="4.473cm" svg:height="1.136cm" svg:x="15.027cm" svg:y="5.364cm">
          <text:p text:style-name="P2"><text:span text:style-name="T2">Packaging Component</text:span></text:p>
        </draw:ellipse>
        <draw:connector draw:style-name="gr3" draw:text-style-name="P3" draw:layer="layout" draw:type="curve" svg:x1="19.5cm" svg:y1="5.932cm" svg:x2="22.25cm" svg:y2="3.977cm" draw:start-shape="id4" draw:start-glue-point="1" draw:end-shape="id2" draw:end-glue-point="3" svg:d="m19500 5932c2062 0 688-1955 2750-1955">
          <text:p/>
        </draw:connector>
        <draw:custom-shape draw:style-name="gr4" draw:text-style-name="P2" draw:layer="layout" svg:width="2cm" svg:height="0.5cm" svg:x="26cm" svg:y="3.727cm">
          <text:p text:style-name="P3"><text:span text:style-name="T2">Foo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Standard" style:font-family-generic="swiss" style:font-pitch="variable" fo:font-size="12pt" fo:font-style="normal" fo:text-shadow="none" style:text-underline-style="none" fo:font-weight="normal" style:letter-kerning="true" style:font-family-asian="'MS P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07T15:31:53.18</meta:creation-date>
    <dc:date>2011-05-07T15:45:41.60</dc:date>
    <meta:editing-duration>PT00H13M48S</meta:editing-duration>
    <meta:editing-cycles>2</meta:editing-cycles>
    <meta:generator>OpenOffice.org/3.2$Win32 OpenOffice.org_project/320m12$Build-9483</meta:generator>
    <meta:document-statistic meta:object-count="8"/>
  </office:meta>
</office:document-meta>
</file>